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margin-top="0in" fo:margin-bottom="0in" loext:contextual-spacing="false" fo:line-height="100%"/>
      <style:text-properties officeooo:paragraph-rsid="0001a99d"/>
    </style:style>
    <style:style style:name="P3" style:family="paragraph" style:parent-style-name="Text_20_body">
      <style:paragraph-properties fo:margin-top="0in" fo:margin-bottom="0in" loext:contextual-spacing="false" fo:line-height="100%"/>
      <style:text-properties officeooo:paragraph-rsid="000328ff"/>
    </style:style>
    <style:style style:name="P4" style:family="paragraph" style:parent-style-name="Text_20_body">
      <style:paragraph-properties fo:margin-top="0in" fo:margin-bottom="0in" loext:contextual-spacing="false" fo:line-height="100%"/>
      <style:text-properties officeooo:paragraph-rsid="000e7d87"/>
    </style:style>
    <style:style style:name="P5" style:family="paragraph" style:parent-style-name="Text_20_body">
      <style:paragraph-properties fo:margin-top="0in" fo:margin-bottom="0in" loext:contextual-spacing="false" fo:line-height="100%"/>
      <style:text-properties officeooo:rsid="0000731c" officeooo:paragraph-rsid="000328ff"/>
    </style:style>
    <style:style style:name="T1" style:family="text">
      <style:text-properties officeooo:rsid="0000731c"/>
    </style:style>
    <style:style style:name="T2" style:family="text">
      <style:text-properties style:text-position="super 58%" officeooo:rsid="0000731c"/>
    </style:style>
    <style:style style:name="T3" style:family="text">
      <style:text-properties officeooo:rsid="00125d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Movin On, Project Information</text:span> </text:p>
      <text:p text:style-name="Text_20_body"/>
      <text:p text:style-name="P2"><text:tab/><text:line-break/><text:tab/>Electric longboards have been around since Louis Finkle first started selling them in 1997, but despite being on the market for over twenty years, there remains a paucity of electric longboards that are portable and low hassle to use. The aim of this project is to produce a fully functional prototype of a portable and convenient electric longboard. The board will be collapsible so that it will be easy to store and carry around when not in use. It will also be hands-free, doing away with inconvenience of using unintuitive and feedback impaired wireless controllers for motor control, a feature unique to our board.</text:p>
      <text:p text:style-name="P4"><text:tab/>This project, started in late January of this year, is currently in the <text:span text:style-name="T1">preliminary design state, in which the overall board design is decided upon, the 1</text:span><text:span text:style-name="T2">st</text:span><text:span text:style-name="T1"> design iteration of the PCBs that will hold the board’s electronics is created, and the specific battery and motors that will be used for the board are determined. <text:s/>After the conclusion of this phase at the end of March, the detailed design phase, which will last until mid-May will begin, in which the prototype design for the board, including both electrical and mechanical components will be finished. <text:s/>The following seven months (until mid-December when the project concludes) will be spent building the prototype, <text:s/>creation of necessary software, functionality testing, making any needed design modifications indicating by results of said testing, and then construction of the finalized design. <text:s/>The final paper will be submitted to the Standards Education Commitee in mid-December because that is when our project will conclude and thus when we will best be able to discuss the overall results of the project.</text:span></text:p>
      <text:p text:style-name="P3"><text:tab/><text:span text:style-name="T1">The ISO 11898-1 (CANbus protocol) and ISO 11898-2 (high speed physical layer for CANbus) will be the technical industry standards that the project will aim to implement. <text:s/>CAN will be used to allow the μC(s) (micro-controllers), that are reading the peripheral sensors necessary for determining acceleration and deceleration commands, to communicate with the DSC (digital signal controller) that is implementing the FOC motor control algorithm. <text:s/>CAN was selected, as opposed to other transmission protocols such as RS-232 or IC^2, because of its robust error detection capabilities, relatively high data transmission rate, and its tolerance of large amounts of electrical noise. <text:s/></text:span></text:p>
      <text:p text:style-name="P5"><text:tab/>While the actual arbitration, synchronization, message transmission, and bus error detection will be implemented by <text:span text:style-name="T3">purchased </text:span>CAN transceivers <text:span text:style-name="T3">installed on the board and wired into the μC(s) and DSC,</text:span> a portion of ISO 11898-2 will be implemented by the project, specifically the creation of the physical bus composed of shielded, twisted pair wire with 120 Ω termination resistors at both ends, and shielded twisted pair branches for each node. <text:s/>Additionally, a portion of the software layer described in ISO 11898-1 will be implemented: specifically the creation of unique identifiers for each potential message, and error handling for any of the error states detected on the bus by the CAN transceivers.</text:p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12:37:32.094257290</meta:creation-date>
    <dc:date>2019-03-15T10:59:12.006777663</dc:date>
    <meta:editing-duration>PT1H27M53S</meta:editing-duration>
    <meta:editing-cycles>13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489" meta:character-count="3111" meta:non-whitespace-character-count="2610"/>
  </office:meta>
</office:document-meta>
</file>